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roid Sans Mono" svg:font-family="Droid Sans Mono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Droid Sans Mono" fo:font-size="11pt" style:font-size-asian="11pt" style:font-size-complex="11pt"/>
    </style:style>
    <style:style style:name="P2" style:parent-style-name="Standard" style:list-style-name="LFO1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3" style:parent-style-name="Standard" style:list-style-name="LFO1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" style:parent-style-name="Standard" style:list-style-name="LFO1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5" style:parent-style-name="Standard" style:list-style-name="LFO1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6" style:parent-style-name="Standard" style:list-style-name="LFO1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7" style:parent-style-name="Standard" style:list-style-name="LFO1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8" style:parent-style-name="Standard" style:list-style-name="LFO1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9" style:parent-style-name="Standard" style:list-style-name="LFO1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0" style:parent-style-name="Standard" style:list-style-name="LFO1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1" style:parent-style-name="Standard" style:list-style-name="LFO1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2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3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4" style:parent-style-name="Standard" style:family="paragraph">
      <style:paragraph-properties fo:text-align="center" fo:line-height="150%"/>
      <style:text-properties style:font-name="Droid Sans Mono" fo:font-size="11pt" style:font-size-asian="11pt" style:font-size-complex="11pt"/>
    </style:style>
    <style:style style:name="P15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6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7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18" style:parent-style-name="Standard" style:list-style-name="LFO2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19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0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1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2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3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4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5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6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7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8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29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0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1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2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3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4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5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6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7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8" style:parent-style-name="Standard" style:list-style-name="LFO2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39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40" style:parent-style-name="Standard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1" style:parent-style-name="Standard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2" style:parent-style-name="Standard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3" style:parent-style-name="Standard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4" style:parent-style-name="Standard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5" style:parent-style-name="Standard" style:family="paragraph">
      <style:paragraph-properties fo:line-height="150%"/>
      <style:text-properties style:font-name="Droid Sans Mono" fo:font-size="11pt" style:font-size-asian="11pt" style:font-size-complex="11pt"/>
    </style:style>
    <style:style style:name="P46" style:parent-style-name="Standard" style:family="paragraph">
      <style:paragraph-properties fo:text-align="center" fo:line-height="150%"/>
      <style:text-properties style:font-name="Droid Sans Mono" fo:font-size="11pt" style:font-size-asian="11pt" style:font-size-complex="11pt"/>
    </style:style>
    <style:style style:name="P47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48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49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0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1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2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3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4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5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6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7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8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59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0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1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2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3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4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5" style:parent-style-name="Standard" style:list-style-name="LFO3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6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7" style:parent-style-name="Standard" style:family="paragraph">
      <style:paragraph-properties fo:text-align="center" fo:line-height="115%"/>
      <style:text-properties style:font-name="Droid Sans Mono" fo:font-size="11pt" style:font-size-asian="11pt" style:font-size-complex="11pt"/>
    </style:style>
    <style:style style:name="P68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69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0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1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2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3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4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5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6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7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8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79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0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1" style:parent-style-name="Standard" style:list-style-name="LFO4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2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3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4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5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6" style:parent-style-name="Standard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7" style:parent-style-name="Standard" style:list-style-name="LFO5" style:family="paragraph">
      <style:paragraph-properties fo:line-height="115%"/>
      <style:text-properties style:font-name="Droid Sans Mono" fo:font-size="11pt" style:font-size-asian="11pt" style:font-size-complex="11pt"/>
    </style:style>
    <style:style style:name="P88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89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0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1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2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3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4" style:parent-style-name="Standard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5" style:parent-style-name="Standard" style:family="paragraph">
      <style:paragraph-properties fo:text-align="center"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6" style:parent-style-name="Standard" style:list-style-name="LFO6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7" style:parent-style-name="Standard" style:list-style-name="LFO6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8" style:parent-style-name="Standard" style:list-style-name="LFO6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99" style:parent-style-name="Standard" style:list-style-name="LFO6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100" style:parent-style-name="Standard" style:list-style-name="LFO6" style:family="paragraph">
      <style:paragraph-properties style:line-height-at-least="0.1583in"/>
      <style:text-properties style:font-name="Droid Sans Mono" fo:color="#000000" fo:font-size="11pt" style:font-size-asian="11pt" style:font-size-complex="11pt" fo:background-color="#FFFFFF"/>
    </style:style>
    <style:style style:name="P101" style:parent-style-name="Standard" style:list-style-name="LFO6" style:family="paragraph">
      <style:paragraph-properties style:line-height-at-least="0.1583in"/>
    </style:style>
    <style:style style:name="T102" style:parent-style-name="DefaultParagraphFont" style:family="text">
      <style:text-properties style:font-name="Droid Sans Mono" fo:color="#000000" fo:font-size="11pt" style:font-size-asian="11pt" style:font-size-complex="11pt" fo:background-color="#FFFFFF"/>
    </style:style>
  </office:automatic-styles>
  <office:body>
    <office:text text:use-soft-page-breaks="true">
      <text:p text:style-name="P1">LESSON-1:Introduction to Basic JavaScript</text:p>
      <text:list text:style-name="LFO1" text:continue-numbering="true">
        <text:list-item>
          <text:p text:style-name="P2">Install chrome and vs code</text:p>
        </text:list-item>
        <text:list-item>
          <text:p text:style-name="P3">web browser have JavaScript engine like V8 in chrome and spiderMonkey in firebox</text:p>
        </text:list-item>
        <text:list-item>
          <text:p text:style-name="P4">JavaScript engine is a program written in C++ to convert JavaScript to machine<text:s/>language</text:p>
        </text:list-item>
        <text:list-item>
          <text:p text:style-name="P5">Node.js was written in C++ initially by Ryan Dahl in 2009 using Google V8 engine</text:p>
        </text:list-item>
        <text:list-item>
          <text:p text:style-name="P6">JavaScript is a weekly type language and a single threaded programming language</text:p>
        </text:list-item>
        <text:list-item>
          <text:p text:style-name="P7">C, C++, Java, C# are strongly type language</text:p>
        </text:list-item>
        <text:list-item>
          <text:p text:style-name="P8">ECMAScript is a <text:s/>JavaScript standard or version</text:p>
          <text:list text:continue-numbering="true">
            <text:list-item>
              <text:p text:style-name="P9">ES5<text:tab/><text:tab/>[ECMAScript 5 – 2009]</text:p>
            </text:list-item>
            <text:list-item>
              <text:p text:style-name="P10">ES6<text:tab/><text:tab/>[ECMAScript 6 – 2015]</text:p>
            </text:list-item>
            <text:list-item>
              <text:p text:style-name="P11">ESNext<text:tab/>[ECMA Next – refer to the versions after ES6]</text:p>
            </text:list-item>
          </text:list>
        </text:list-item>
      </text:list>
      <text:p text:style-name="P12"/>
      <text:p text:style-name="P13"/>
      <text:p text:style-name="P14">LESSON-2:Variables, Data Type, Function</text:p>
      <text:list text:style-name="LFO2" text:continue-numbering="true">
        <text:list-item>
          <text:p text:style-name="P15">declaring variable</text:p>
          <text:list text:continue-numbering="true">
            <text:list-item>
              <text:p text:style-name="P16">var name = ‘John Smith’;<text:tab/>//ES5 versions</text:p>
            </text:list-item>
            <text:list-item>
              <text:p text:style-name="P17">let name = ‘John Smith’;<text:tab/>//can<text:s/>reassign the value</text:p>
            </text:list-item>
            <text:list-item>
              <text:p text:style-name="P18">const name = ‘John Smith’;<text:tab/>//cannot reassign the value</text:p>
            </text:list-item>
          </text:list>
        </text:list-item>
      </text:list>
      <text:p text:style-name="P19"/>
      <text:list text:style-name="LFO2" text:continue-numbering="true">
        <text:list-item>
          <text:p text:style-name="P20">primitive datatype</text:p>
          <text:list text:continue-numbering="true">
            <text:list-item>
              <text:p text:style-name="P21">string</text:p>
            </text:list-item>
            <text:list-item>
              <text:p text:style-name="P22">number</text:p>
            </text:list-item>
            <text:list-item>
              <text:p text:style-name="P23">boolean</text:p>
            </text:list-item>
            <text:list-item>
              <text:p text:style-name="P24">undefined</text:p>
            </text:list-item>
            <text:list-item>
              <text:p text:style-name="P25">null</text:p>
            </text:list-item>
            <text:list-item>
              <text:p text:style-name="P26">symbol</text:p>
            </text:list-item>
          </text:list>
        </text:list-item>
      </text:list>
      <text:p text:style-name="P27"/>
      <text:list text:style-name="LFO2" text:continue-numbering="true">
        <text:list-item>
          <text:p text:style-name="P28">reference or object data type</text:p>
          <text:list text:continue-numbering="true">
            <text:list-item>
              <text:p text:style-name="P29">array</text:p>
            </text:list-item>
            <text:list-item>
              <text:p text:style-name="P30">object</text:p>
            </text:list-item>
            <text:list-item>
              <text:p text:style-name="P31">function</text:p>
            </text:list-item>
            <text:list-item>
              <text:p text:style-name="P32">date</text:p>
            </text:list-item>
            <text:list-item>
              <text:p text:style-name="P33">regex (regular expression)</text:p>
            </text:list-item>
          </text:list>
        </text:list-item>
      </text:list>
      <text:p text:style-name="P34"/>
      <text:list text:style-name="LFO2" text:continue-numbering="true">
        <text:list-item>
          <text:p text:style-name="P35">link JavaScript</text:p>
          <text:list text:continue-numbering="true">
            <text:list-item>
              <text:p text:style-name="P36">&lt;script src=”url”&gt;&lt;/script&gt;</text:p>
            </text:list-item>
          </text:list>
        </text:list-item>
      </text:list>
      <text:p text:style-name="P37"/>
      <text:list text:style-name="LFO2" text:continue-numbering="true">
        <text:list-item>
          <text:p text:style-name="P38">function funName(parameters){</text:p>
        </text:list-item>
      </text:list>
      <text:p text:style-name="P39">//code and comment</text:p>
      <text:p text:style-name="P40">return; //stop function and return value</text:p>
      <text:p text:style-name="P41"><text:tab/>}</text:p>
      <text:p text:style-name="P42"><text:tab/>funName(arguments);</text:p>
      <text:p text:style-name="P43"/>
      <text:p text:style-name="P44"/>
      <text:p text:style-name="P45"/>
      <text:p text:style-name="P46">LESSON-3:Conditional Statement and Object</text:p>
      <text:list text:style-name="LFO3" text:continue-numbering="true">
        <text:list-item>
          <text:p text:style-name="P47">arithmetic operators</text:p>
          <text:list text:continue-numbering="true">
            <text:list-item>
              <text:p text:style-name="P48">+<text:tab/>-<text:tab/>*<text:tab/>/<text:tab/>%<text:tab/>++<text:tab/>--<text:tab/>**</text:p>
            </text:list-item>
          </text:list>
        </text:list-item>
      </text:list>
      <text:p text:style-name="P49"/>
      <text:list text:style-name="LFO3" text:continue-numbering="true">
        <text:list-item>
          <text:p text:style-name="P50">comparison operators</text:p>
          <text:list text:continue-numbering="true">
            <text:list-item>
              <text:p text:style-name="P51">==<text:tab/>!=<text:tab/>===<text:tab/>!==<text:tab/>&lt;<text:tab/>&gt;<text:tab/>&lt;=<text:tab/>&gt;=</text:p>
            </text:list-item>
          </text:list>
        </text:list-item>
      </text:list>
      <text:p text:style-name="P52"/>
      <text:list text:style-name="LFO3" text:continue-numbering="true">
        <text:list-item>
          <text:p text:style-name="P53">logical operators</text:p>
          <text:list text:continue-numbering="true">
            <text:list-item>
              <text:p text:style-name="P54">&amp;&amp;<text:tab/>||<text:tab/>!</text:p>
            </text:list-item>
          </text:list>
        </text:list-item>
      </text:list>
      <text:p text:style-name="P55"/>
      <text:list text:style-name="LFO3" text:continue-numbering="true">
        <text:list-item>
          <text:p text:style-name="P56">conditional statement</text:p>
          <text:list text:continue-numbering="true">
            <text:list-item>
              <text:p text:style-name="P57">if else</text:p>
            </text:list-item>
            <text:list-item>
              <text:p text:style-name="P58">switch (case,break,default)</text:p>
            </text:list-item>
          </text:list>
        </text:list-item>
      </text:list>
      <text:p text:style-name="P59"/>
      <text:list text:style-name="LFO3" text:continue-numbering="true">
        <text:list-item>
          <text:p text:style-name="P60">create object</text:p>
          <text:list text:continue-numbering="true">
            <text:list-item>
              <text:p text:style-name="P61">object literals</text:p>
            </text:list-item>
            <text:list-item>
              <text:p text:style-name="P62">new keyword</text:p>
            </text:list-item>
            <text:list-item>
              <text:p text:style-name="P63">object.create</text:p>
            </text:list-item>
            <text:list-item>
              <text:p text:style-name="P64">factory function</text:p>
            </text:list-item>
            <text:list-item>
              <text:p text:style-name="P65">javascript class using constructor keyword</text:p>
            </text:list-item>
          </text:list>
        </text:list-item>
      </text:list>
      <text:p text:style-name="P66"/>
      <text:p text:style-name="P67">LESSON-4-1:Array and JSON</text:p>
      <text:list text:style-name="LFO4" text:continue-numbering="true">
        <text:list-item>
          <text:p text:style-name="P68">create array</text:p>
          <text:list text:continue-numbering="true">
            <text:list-item>
              <text:p text:style-name="P69">const<text:s/>number = [];</text:p>
            </text:list-item>
            <text:list-item>
              <text:p text:style-name="P70">number = [1,2,3,4,4];</text:p>
            </text:list-item>
            <text:list-item>
              <text:p text:style-name="P71">const number = [1,2,3,4,4];</text:p>
            </text:list-item>
            <text:list-item>
              <text:p text:style-name="P72">const number = new Array(1,2,3,4,4); //constructor function</text:p>
            </text:list-item>
          </text:list>
        </text:list-item>
      </text:list>
      <text:p text:style-name="P73"/>
      <text:list text:style-name="LFO4" text:continue-numbering="true">
        <text:list-item>
          <text:p text:style-name="P74">adding and removing elements to array</text:p>
          <text:list text:continue-numbering="true">
            <text:list-item>
              <text:p text:style-name="P75">push();<text:tab/><text:tab/>add last element</text:p>
            </text:list-item>
            <text:list-item>
              <text:p text:style-name="P76">pop();<text:tab/><text:tab/>remove last element</text:p>
            </text:list-item>
            <text:list-item>
              <text:p text:style-name="P77">shift();<text:tab/><text:tab/>remove first element</text:p>
            </text:list-item>
            <text:list-item>
              <text:p text:style-name="P78">unshift();<text:tab/>add first element</text:p>
            </text:list-item>
          </text:list>
        </text:list-item>
      </text:list>
      <text:p text:style-name="P79"/>
      <text:list text:style-name="LFO4" text:continue-numbering="true">
        <text:list-item>
          <text:p text:style-name="P80">array of object</text:p>
          <text:list text:continue-numbering="true">
            <text:list-item>
              <text:p text:style-name="P81">let myProducts = [</text:p>
            </text:list-item>
          </text:list>
        </text:list-item>
      </text:list>
      <text:p text:style-name="P82"><text:tab/><text:tab/>{id:1,name:‘guitar’,price:150},</text:p>
      <text:p text:style-name="P83"><text:tab/><text:tab/>{id:1,name:‘drum’,price:150},</text:p>
      <text:p text:style-name="P84"><text:tab/><text:tab/>{id:1,name:‘piano’,price:150},</text:p>
      <text:p text:style-name="P85"><text:tab/><text:s text:c="7"/>];</text:p>
      <text:p text:style-name="P86"/>
      <text:list text:style-name="LFO5" text:continue-numbering="true">
        <text:list-item>
          <text:p text:style-name="P87">JSON: JavaScript Object Notation</text:p>
        </text:list-item>
      </text:list>
      <text:p text:style-name="P88"><text:tab/>{</text:p>
      <text:p text:style-name="P89"><text:tab/><text:tab/>"products":[</text:p>
      <text:p text:style-name="P90"><text:tab/><text:tab/><text:tab/>{id:1,name:'guitar',price:150},</text:p>
      <text:p text:style-name="P91"><text:tab/><text:tab/><text:tab/>{id:2,name:'drum',price:150},</text:p>
      <text:p text:style-name="P92"><text:tab/><text:tab/><text:tab/>{id:3,name:'piano',price:150},</text:p>
      <text:p text:style-name="P93"><text:tab/><text:tab/>]</text:p>
      <text:p text:style-name="P94"><text:tab/>}</text:p>
      <text:p text:style-name="P95">LESSON-4-2:Array and Loops</text:p>
      <text:list text:style-name="LFO6" text:continue-numbering="true">
        <text:list-item>
          <text:p text:style-name="P96">loop</text:p>
          <text:list text:continue-numbering="true">
            <text:list-item>
              <text:p text:style-name="P97">for loop</text:p>
            </text:list-item>
            <text:list-item>
              <text:p text:style-name="P98">for-of loop</text:p>
            </text:list-item>
            <text:list-item>
              <text:p text:style-name="P99">for-in loop</text:p>
            </text:list-item>
            <text:list-item>
              <text:p text:style-name="P100">while loop</text:p>
            </text:list-item>
            <text:list-item>
              <text:p text:style-name="P101"><text:span text:style-name="T102">do while loo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roid Sans Mono" svg:font-family="Droid Sans Mono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791in"/>
          <style:tab-stop style:type="right" style:position="7.558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.6201in" style:print-orientation="portrait" fo:margin-top="0.7875in" fo:margin-left="0.5083in" fo:margin-bottom="0.7875in" fo:margin-right="0.4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US</dc:creator>
    <meta:creation-date>2024-04-03T12:41:00Z</meta:creation-date>
    <dc:date>2024-06-14T15:15:00Z</dc:date>
    <meta:template xlink:href="Normal.dotm" xlink:type="simple"/>
    <meta:editing-cycles>5</meta:editing-cycles>
    <meta:editing-duration>PT960S</meta:editing-duration>
    <meta:document-statistic meta:page-count="1" meta:paragraph-count="4" meta:word-count="323" meta:character-count="2162" meta:row-count="15" meta:non-whitespace-character-count="1843"/>
  </office:meta>
</office:document-meta>
</file>